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 style:list-style-name="L6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b 58%" fo:font-weight="normal" style:font-weight-asian="normal" style:font-weight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style:font-name="Times New Roman" fo:font-weight="normal" style:font-name-asian="SimSun" style:font-weight-asian="normal" style:font-name-complex="Arial1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uctive Logic Programming (ILP)</text:p>
      <text:p text:style-name="P3"/>
      <text:p text:style-name="P3">Target function erklären (Machine Learning Kapitel 1)</text:p>
      <text:p text:style-name="P3"/>
      <text:p text:style-name="P3">“Design choice is to determine exactly what type of knowledge will be learned and how this will be used by the performance program.” (Machine Learning p. 7)</text:p>
      <text:p text:style-name="P3"/>
      <text:p text:style-name="P3">Michalski-Trains: <text:span text:style-name="T2">DetermineDirection</text:span> : <text:span text:style-name="T2">T </text:span>→ <text:span text:style-name="T2">D</text:span></text:p>
      <text:p text:style-name="P3">(T = Train from data set, D = {eastbound, westbound}</text:p>
      <text:p text:style-name="P3">hier: Anschauliches Beispiel </text:p>
      <text:p text:style-name="P3"/>
      <text:p text:style-name="P3"><text:span text:style-name="T1">Supervised</text:span> vs. unsupervised learning</text:p>
      <text:p text:style-name="P3">(learning bases on labeled training data, which consists of a pair of input object and desired output value)</text:p>
      <text:p text:style-name="P3"/>
      <text:p text:style-name="P3">motivation: useful to learn target function as a set of<text:span text:style-name="T4"> if-then-rules</text:span></text:p>
      <text:list xml:id="list169102679209136459" text:style-name="L2">
        <text:list-item>
          <text:p text:style-name="P5">very expressive and readable representation</text:p>
        </text:list-item>
        <text:list-item>
          <text:p text:style-name="P5">e.g. decision trees</text:p>
        </text:list-item>
      </text:list>
      <text:p text:style-name="P3"/>
      <text:p text:style-name="P3">ILP:</text:p>
      <text:list xml:id="list7068998610641428152" text:style-name="L1">
        <text:list-item>
          <text:p text:style-name="P4">rules are learned directly</text:p>
        </text:list-item>
        <text:list-item>
          <text:p text:style-name="P4">designed to learn first-order rules </text:p>
        </text:list-item>
        <text:list-item>
          <text:p text:style-name="P4">sequential covering to incremently grow the final set of rules (that jointly define the function)</text:p>
        </text:list-item>
      </text:list>
      <text:p text:style-name="P3"/>
      <text:p text:style-name="P3">(PROLOG programs are sets of first-order rules)</text:p>
      <text:p text:style-name="P3"/>
      <text:p text:style-name="P3">→ Goal: gain knowledge about a data set (rules are acquired from examples)</text:p>
      <text:p text:style-name="P3">“generate meaningful classifications of given sets of data” (Michalski p.9)</text:p>
      <text:p text:style-name="P3"><text:tab/>→ Inductive Learning Hypothesis</text:p>
      <text:p text:style-name="P3"/>
      <text:p text:style-name="P3">“the learning task is to determine a hypothesis h identical to the target concept c over the entire set of instances X” </text:p>
      <text:p text:style-name="P3">however: “only information available about c is its value over the training examples”</text:p>
      <text:p text:style-name="P3">“Therefore, inductive learning algorithms can at best guarantee that the output hypothesis fits the target concept over the training data” (ML p. 23)</text:p>
      <text:p text:style-name="P3"/>
      <text:p text:style-name="P3"/>
      <text:p text:style-name="P3">“Inductive learning is a process of acquiring knowledge by drawing inductive inferences from teacher- or environment-provided facts. This process involves operations of generalizing, transforming, correcting and refining knowledge representations in order to accommodate given facts and satisfy various additional criteria.” <text:s/>(Learning strategies … 1987 Michalski p.8)</text:p>
      <text:p text:style-name="P3"/>
      <text:p text:style-name="P3"/>
      <text:p text:style-name="P3">knowledge acquired cannot fully be validated → inductive inference produces hypotheses with “potentially infinite number of consequences” (number of tests limited)</text:p>
      <text:p text:style-name="P3"/>
      <text:p text:style-name="P3">inductive inference with <text:span text:style-name="T2">background knowledge</text:span> to constrain and guide the process (goals of learning, previously learned concepts, methods for interpretation,..)</text:p>
      <text:p text:style-name="P3"><text:soft-page-break/></text:p>
      <text:p text:style-name="P3"/>
      <text:p text:style-name="P8">2 Steps for inductive inference</text:p>
      <text:p text:style-name="P3">generation of plausible hypotheses(1.) → confirmation(2.)</text:p>
      <text:p text:style-name="P3"/>
      <text:p text:style-name="P3">only first step of significance for machine inductive learning, since it is assumed the generated hypotheses will be judged by human experts and testet by known methods</text:p>
      <text:p text:style-name="P3"/>
      <text:p text:style-name="P3"/>
      <text:p text:style-name="P3">General paradigm:</text:p>
      <text:p text:style-name="P3"/>
      <text:p text:style-name="P3">Given: </text:p>
      <text:list xml:id="list5828457488607048139" text:style-name="L3">
        <text:list-item>
          <text:p text:style-name="P6">premise statements (facts) – initial knowledge</text:p>
        </text:list-item>
        <text:list-item>
          <text:p text:style-name="P6">tentative inductive asertion</text:p>
        </text:list-item>
        <text:list-item>
          <text:p text:style-name="P6">background knowledge</text:p>
        </text:list-item>
      </text:list>
      <text:p text:style-name="P3"/>
      <text:p text:style-name="P3">Find:</text:p>
      <text:list xml:id="list557494392789535992" text:style-name="L4">
        <text:list-item>
          <text:p text:style-name="P7">an inductive assertion (hypothesis) that together with BK implies the premise statements</text:p>
        </text:list-item>
      </text:list>
      <text:p text:style-name="P3"/>
      <text:p text:style-name="P3">(H &amp; BK → F hold under all interpretations)</text:p>
      <text:p text:style-name="P3"/>
      <text:p text:style-name="P11"/>
      <text:p text:style-name="P3"/>
      <text:p text:style-name="P3"/>
      <text:p text:style-name="P8">first-order Horn clauses</text:p>
      <text:p text:style-name="P8"><text:span text:style-name="T5">(special case: sets of rules containing variables)</text:span></text:p>
      <text:p text:style-name="P8"><text:span text:style-name="T5">→ can be interpreted as programs in the logic programming language PROLOG</text:span></text:p>
      <text:p text:style-name="P8"><text:span text:style-name="T5"/></text:p>
      <text:p text:style-name="P8"><text:span text:style-name="T5">process of learning is called: </text:span>inductive logic programming</text:p>
      <text:p text:style-name="P8"><text:span text:style-name="T5"/></text:p>
      <text:p text:style-name="P8"><text:span text:style-name="T5">algrithms designed to learn sets of first-order rules that contain variables with sequential covering algorithms that learn one rule at a time to incremently grow the final set of rules</text:span></text:p>
      <text:p text:style-name="P8"><text:span text:style-name="T5">(“First-order rules are much more expressive than propositional rules”) (ML p.275)</text:span></text:p>
      <text:p text:style-name="P8"><text:span text:style-name="T5">contain relational assertions </text:span></text:p>
      <text:p text:style-name="P8"><text:span text:style-name="T5">Bsp here very difficult to represent using a decision tree or propositional representation</text:span></text:p>
      <text:p text:style-name="P8"><text:span text:style-name="T5"/></text:p>
      <text:p text:style-name="P8"><text:span text:style-name="T5">Unterschied first-order und propositional verstehen!! evtl Bsp. </text:span></text:p>
      <text:p text:style-name="P8"><text:span text:style-name="T5"/></text:p>
      <text:p text:style-name="P8"><text:span text:style-name="T5">Ancestor Bsp p.275</text:span></text:p>
      <text:p text:style-name="P8"><text:span text:style-name="T5"/></text:p>
      <text:p text:style-name="P8"><text:span text:style-name="T5">with slightly different syntax form a valid PROLOG program</text:span></text:p>
      <text:p text:style-name="P8"><text:span text:style-name="T5"/></text:p>
      <text:p text:style-name="P8"><text:span text:style-name="T5">PROLOG: programs are sets of first-order rules</text:span></text:p>
      <text:p text:style-name="P8"><text:span text:style-name="T5"/></text:p>
      <text:p text:style-name="P8"><text:span text:style-name="T5">“In this light, a general purpose algorithm capable of learning such rule sets may be viewed as an algorithm for automatically inferring PROLOG programs from examples.” ML p.275</text:span></text:p>
      <text:p text:style-name="P8"><text:span text:style-name="T5"/></text:p>
      <text:p text:style-name="P8"><text:span text:style-name="T5">Historie p. 275</text:span></text:p>
      <text:p text:style-name="P12"><text:soft-page-break/><text:span text:style-name="T5"/></text:p>
      <text:p text:style-name="P8"><text:span text:style-name="T5"/></text:p>
      <text:p text:style-name="P8">Sequential Covering</text:p>
      <text:p text:style-name="P8"><text:span text:style-name="T5"/></text:p>
      <text:p text:style-name="P8"><text:span text:style-name="T5">basic strategy:</text:span></text:p>
      <text:p text:style-name="P8"><text:span text:style-name="T5"/></text:p>
      <text:p text:style-name="P8"><text:span text:style-name="T5">LEARN-ONE-RULE</text:span></text:p>
      <text:p text:style-name="P8"><text:span text:style-name="T5"/></text:p>
      <text:p text:style-name="P8"><text:span text:style-name="T5">(General to Specific Beam Search: for best result)</text:span></text:p>
      <text:p text:style-name="P8"><text:span text:style-name="T5"/></text:p>
      <text:p text:style-name="P8"><text:span text:style-name="T5">mit Beispiel</text:span></text:p>
      <text:p text:style-name="P8"><text:span text:style-name="T5"/></text:p>
      <text:p text:style-name="P8"><text:span text:style-name="T5">result: sets of propositional rules</text:span></text:p>
      <text:p text:style-name="P12"><text:span text:style-name="T5"/></text:p>
      <text:p text:style-name="P8"><text:span text:style-name="T5"/></text:p>
      <text:p text:style-name="P8"><text:span text:style-name="T5"/></text:p>
      <text:p text:style-name="P8">Learning first-order rules</text:p>
      <text:p text:style-name="P8"><text:span text:style-name="T5"/></text:p>
      <text:p text:style-name="P8"><text:span text:style-name="T5">“Inductive learning of first-order rules or theories is often referred to as </text:span><text:span text:style-name="T3">inductive logic programming</text:span><text:span text:style-name="T5"> (or ILP for short), because this process can be </text:span>viewed as automatically inferring PROLOG programs from examples.<text:span text:style-name="T5">” ML p. 283</text:span></text:p>
      <text:p text:style-name="P8"><text:span text:style-name="T5"/></text:p>
      <text:p text:style-name="P8"><text:span text:style-name="T5">evtl. Hier ancestor Beispiel für horn clause, um Vorteile gegenüber propositional rules deutlich zu machen</text:span></text:p>
      <text:p text:style-name="P8"><text:span text:style-name="T5"/></text:p>
      <text:p text:style-name="P2"><text:span text:style-name="T5">H ← (L</text:span><text:span text:style-name="T6">1</text:span><text:span text:style-name="T7"> </text:span><text:span text:style-name="T8">^ … ^ L</text:span><text:span text:style-name="T6">n</text:span><text:span text:style-name="T8">)</text:span><text:span text:style-name="T9"> is equivalent to: IF </text:span><text:span text:style-name="T8">L</text:span><text:span text:style-name="T6">1</text:span><text:span text:style-name="T7"> </text:span><text:span text:style-name="T8">^ … ^ L</text:span><text:span text:style-name="T6">n</text:span><text:span text:style-name="T9"> , THEN </text:span><text:span text:style-name="T8">H</text:span></text:p>
      <text:p text:style-name="P2"><text:span text:style-name="T9"/></text:p>
      <text:p text:style-name="P2"><text:span text:style-name="T9">consequent, body</text:span></text:p>
      <text:p text:style-name="P2"><text:span text:style-name="T9"/></text:p>
      <text:p text:style-name="P2"><text:span text:style-name="T9"/></text:p>
      <text:p text:style-name="P2"><text:span text:style-name="T10">FOIL </text:span><text:span text:style-name="T9">(learning sets of first-order rules) Quinlan, 1990</text:span></text:p>
      <text:p text:style-name="P8"><text:span text:style-name="T5"/></text:p>
      <text:p text:style-name="P8"><text:span text:style-name="T5">natural extension of Sequential-covering and LEARN-ONE-RULE</text:span></text:p>
      <text:list xml:id="list1936499791756904115" text:style-name="L5">
        <text:list-item>
          <text:p text:style-name="P9"><text:span text:style-name="T5">seeks only rules that predict when the target literal is TRUE</text:span></text:p>
        </text:list-item>
        <text:list-item>
          <text:p text:style-name="P9"><text:span text:style-name="T5">conducts a simple hill-climbing search instead of beam search (Foliensatz S. 19)</text:span></text:p>
        </text:list-item>
      </text:list>
      <text:p text:style-name="P8"><text:span text:style-name="T5"/></text:p>
      <text:p text:style-name="P8"><text:span text:style-name="T5">result: </text:span></text:p>
      <text:list xml:id="list6970474664489652159" text:style-name="L6">
        <text:list-item>
          <text:p text:style-name="P10"><text:span text:style-name="T5">more restricted than general HORN clauses (literals cannot contain function symbols)</text:span></text:p>
        </text:list-item>
        <text:list-item>
          <text:p text:style-name="P10"><text:span text:style-name="T5">more expressive because literals in the body of the rule maybe negated</text:span></text:p>
        </text:list-item>
      </text:list>
      <text:p text:style-name="P8"><text:span text:style-name="T5"/></text:p>
      <text:p text:style-name="P8"><text:span text:style-name="T5">(Bsp: Quicksort, chess positions)</text:span></text:p>
      <text:p text:style-name="P8"><text:span text:style-name="T5"/></text:p>
      <text:p text:style-name="P8"><text:span text:style-name="T5">FOIL hypothesis space: outer loop, inner loop</text:span></text:p>
      <text:p text:style-name="P8"><text:span text:style-name="T5"/></text:p>
      <text:p text:style-name="P8"><text:span text:style-name="T5">Generating Candidate Specializations</text:span></text:p>
      <text:p text:style-name="P8"><text:span text:style-name="T5"/></text:p>
      <text:p text:style-name="P8"><text:span text:style-name="T5">FOIL Gain</text:span></text:p>
      <text:p text:style-name="P8"><text:span text:style-name="T5"/></text:p>
      <text:p text:style-name="P8"><text:soft-page-break/><text:span text:style-name="T5">Example for FOIL!! (Granddaughter p.288 ML)</text:span></text:p>
      <text:p text:style-name="P8"><text:span text:style-name="T5"/></text:p>
      <text:p text:style-name="P12"><text:span text:style-name="T5"/></text:p>
      <text:p text:style-name="P8"><text:span text:style-name="T5"/></text:p>
      <text:p text:style-name="P8">Induction as Inverted Deduction</text:p>
      <text:p text:style-name="P8"><text:span text:style-name="T5"/></text:p>
      <text:p text:style-name="P8"><text:span text:style-name="T5">“based on the simple observation that induction is just the inverse of deduction” ML p. 291</text:span></text:p>
      <text:p text:style-name="P8"><text:span text:style-name="T5"/></text:p>
      <text:p text:style-name="P12"><text:span text:style-name="T5"/></text:p>
      <text:p text:style-name="P8"><text:span text:style-name="T5"/></text:p>
      <text:p text:style-name="P8">Inverting Resolution</text:p>
      <text:p text:style-name="P8"><text:span text:style-name="T5"/></text:p>
      <text:p text:style-name="P8"><text:span text:style-name="T5">“a general method for automated deduction”</text:span></text:p>
      <text:p text:style-name="P8"><text:span text:style-name="T5">“complete and sound method for deductive inference” (ML p. 293)</text:span></text:p>
      <text:p text:style-name="P8"><text:span text:style-name="T5"/></text:p>
      <text:p text:style-name="P8"><text:span text:style-name="T5">mit Beispiel in propositional form erklären p. 294</text:span></text:p>
      <text:p text:style-name="P8"><text:span text:style-name="T5"/></text:p>
      <text:p text:style-name="P2"><text:span text:style-name="T5">P v L , </text:span><text:span text:style-name="T11">┐</text:span><text:span text:style-name="T12">L v R daraus folgt: P v R</text:span></text:p>
      <text:p text:style-name="P8"><text:span text:style-name="T5"/></text:p>
      <text:p text:style-name="P8"><text:span text:style-name="T5">easily extendible to first-order resolution</text:span></text:p>
      <text:p text:style-name="P8"><text:span text:style-name="T5"/></text:p>
      <text:p text:style-name="P12"><text:span text:style-name="T5"/></text:p>
      <text:p text:style-name="P8"><text:span text:style-name="T5"/></text:p>
      <text:p text:style-name="P8">Fazit:</text:p>
      <text:p text:style-name="P3"/>
      <text:p text:style-name="P8"><text:span text:style-name="T5">FOIL → generates many hypotheses at each search step, including some that do not satisfy this constraint</text:span></text:p>
      <text:p text:style-name="P8"><text:span text:style-name="T5">generate-and-test algorithm</text:span></text:p>
      <text:p text:style-name="P8"><text:span text:style-name="T5"/></text:p>
      <text:p text:style-name="P8"><text:span text:style-name="T5">Inverse resolution → generates only hypotheses that satisfy.. ML p. 298</text:span></text:p>
      <text:p text:style-name="P8"><text:span text:style-name="T5">example-driven</text:span></text:p>
      <text:p text:style-name="P8"><text:span text:style-name="T5"/></text:p>
      <text:p text:style-name="P8"><text:span text:style-name="T5">other techniques: subsumption, inverse entail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5T14:48:40.57</meta:creation-date>
    <dc:date>2017-05-15T17:43:59.44</dc:date>
    <meta:editing-duration>PT1H19M26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4" meta:paragraph-count="87" meta:word-count="820" meta:character-count="5379"/>
  </office:meta>
</office:document-meta>
</file>